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 jedno Ciało,</text:span><text:span text:style-name="T1"><text:line-break/></text:span><text:span text:style-name="T1">jest Jeden Pan</text:span><text:span text:style-name="T1"><text:line-break/></text:span><text:span text:style-name="T1">Jednoczy nas w Duchu,</text:span><text:span text:style-name="T1"><text:line-break/></text:span><text:span text:style-name="T1">byśmy razem sz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sta głoszą chwałę Mu,</text:span><text:span text:style-name="T1"><text:line-break/></text:span><text:span text:style-name="T1">w ręku Słowa Jego miecz</text:span><text:span text:style-name="T1"><text:line-break/></text:span><text:span text:style-name="T1">W moc odziani tak idziemy,</text:span><text:span text:style-name="T1"><text:line-break/></text:span><text:span text:style-name="T1">zdobywamy ziemię t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my ludem Króla Chwał,</text:span><text:span text:style-name="T1"><text:line-break/></text:span><text:span text:style-name="T1">Jego świętym narodem</text:span><text:span text:style-name="T1"><text:line-break/></text:span><text:span text:style-name="T1">Wybranym pokoleniem,</text:span><text:span text:style-name="T1"><text:line-break/></text:span><text:span text:style-name="T1">by objawiać Jego cze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my ludem Króla Chwał,</text:span><text:span text:style-name="T1"><text:line-break/></text:span><text:span text:style-name="T1">Jego świętym narodem</text:span><text:span text:style-name="T1"><text:line-break/></text:span><text:span text:style-name="T1">Wielbimy Jezusa,</text:span><text:span text:style-name="T1"><text:line-break/></text:span><text:span text:style-name="T1">On jest Królem całej ziemi t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5T18:02:23</meta:creation-date>
    <dc:date>2013-04-23T20:18:24.59</dc:date>
    <dc:language>pl-PL</dc:language>
    <meta:editing-cycles>12</meta:editing-cycles>
    <meta:editing-duration>PT25M13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